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e5ba" officeooo:paragraph-rsid="000ce5ba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officeooo:rsid="000ce5ba" officeooo:paragraph-rsid="000ce5b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language="en" fo:country="US" fo:font-weight="bold" officeooo:rsid="000f2d0d"/>
    </style:style>
    <style:style style:name="T4" style:family="text">
      <style:text-properties fo:language="en" fo:country="US" officeooo:rsid="000f2d0d"/>
    </style:style>
    <style:style style:name="T5" style:family="text">
      <style:text-properties officeooo:rsid="000daf23"/>
    </style:style>
    <style:style style:name="T6" style:family="text">
      <style:text-properties officeooo:rsid="000f2d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ui Carapinha<text:tab/><text:tab/><text:tab/><text:tab/><text:tab/><text:tab/><text:tab/><text:tab/>Artificial Intelligence – Project</text:p>
      <text:p text:style-name="P1">248728<text:tab/><text:tab/><text:tab/><text:tab/><text:tab/><text:tab/><text:tab/><text:tab/><text:tab/><text:tab/>Sports Predictor</text:p>
      <text:p text:style-name="P3"><text:span text:style-name="T2">1.       Title</text:span></text:p>
      <text:p text:style-name="P2">My project is a Sports Match Predictor, the goal is to predict with some kind of accuracy the results of a <text:span text:style-name="T5">football</text:span> game.</text:p>
      <text:p text:style-name="Text_20_body"><text:span text:style-name="T2">2.       </text:span><text:span text:style-name="T3">Estimated progress made to date in percentage number</text:span></text:p>
      <text:p text:style-name="P2"><text:tab/>→<text:span text:style-name="T6"> Data gathering: 100%</text:span></text:p>
      <text:p text:style-name="P2"><text:tab/>→<text:span text:style-name="T6"> Prediction Algorithm: 20%</text:span></text:p>
      <text:p text:style-name="P2"><text:tab/>→<text:span text:style-name="T6"> Improve way to show results: 0%</text:span></text:p>
      <text:p text:style-name="Text_20_body"><text:span text:style-name="T2">3.       Accomplishments </text:span><text:span text:style-name="T3">tasks</text:span></text:p>
      <text:p text:style-name="P2"><text:tab/>→<text:span text:style-name="T6"> Find data with football statistics</text:span></text:p>
      <text:p text:style-name="P2"><text:tab/>→<text:span text:style-name="T6"> Gather data in the program with a class</text:span></text:p>
      <text:p text:style-name="P2"><text:tab/>→<text:span text:style-name="T6"> Start to make some sort of evaluation of each team </text:span></text:p>
      <text:p text:style-name="Text_20_body"><text:span text:style-name="T2">4.       </text:span><text:span text:style-name="T3">Most critical tasks left to be done</text:span></text:p>
      <text:p text:style-name="Text_20_body"><text:span text:style-name="T1"><text:tab/>→</text:span><text:span text:style-name="T4"> Prediction algorithm</text:span></text:p>
      <text:p text:style-name="Text_20_body"><text:span text:style-name="T4"><text:tab/>→ Improve accuracy</text:span></text:p>
      <text:p text:style-name="Text_20_body"><text:span text:style-name="T4"><text:tab/>→ Find the best weight of each variable (goals away, goals home, number of draws, home games, away games, etc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01:28:59.742155199</meta:creation-date>
    <dc:date>2018-12-17T02:04:10.037353402</dc:date>
    <meta:editing-duration>PT14M49S</meta:editing-duration>
    <meta:editing-cycles>1</meta:editing-cycles>
    <meta:document-statistic meta:table-count="0" meta:image-count="0" meta:object-count="0" meta:page-count="1" meta:paragraph-count="16" meta:word-count="120" meta:character-count="728" meta:non-whitespace-character-count="573"/>
    <meta:generator>LibreOffice/6.1.3.2$Linux_X86_64 LibreOffice_project/8e614c6c3b8318e385db1239686faabc8c4848e4</meta:generator>
  </office:meta>
</office:document-meta>
</file>